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roduct Code</text:p>
          </table:table-cell>
        </table:table-row>
        <table:table-row table:style-name="ro1">
          <table:table-cell office:value-type="string" calcext:value-type="string">
            <text:p>R1, R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a, R4b, R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, R17, R19, R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, R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, R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, R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5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 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, C4, C5, C7, C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, 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, C13, C14, C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15:51:50.712000000</meta:creation-date>
    <dc:date>2025-05-13T19:44:52.419000000</dc:date>
    <meta:editing-duration>P4DT3H53M1S</meta:editing-duration>
    <meta:editing-cycles>1</meta:editing-cycles>
    <meta:document-statistic meta:table-count="1" meta:cell-count="30" meta:object-count="0"/>
    <meta:generator>LibreOffice/7.6.1.2$Windows_X86_64 LibreOffice_project/f5defcebd022c5bc36bbb79be232cb6926d8f674</meta:generator>
  </office:meta>
</office:document-meta>
</file>